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start off this discussion I will first answer the questions and then produce a final take on the whole reading the history surrounding it. </text:p>
      <text:p text:style-name="Standard"/>
      <text:list xml:id="list6391702752441080368" text:style-name="L1">
        <text:list-item>
          <text:p text:style-name="P1">According to Tacitus, Petronius was a man of refined luxury, one who did not indulge himself in the base desires as many of the people in his position would have done at the time. <text:s/>The reason one could change this life style so drastically is because Rome was a dangerous place for some one with influence, especially since the Emperor during this time was Nero, the man know as, for all intents and purposes, being a villain of history. <text:s/>The influence of a man like Nero at the time is that of the Emperor of Rome, and to Petronius this was the most powerful man in the world. <text:s/>Gaining and retaining the favor of this kind of a man would be vital to survival for Petronius, as it was made clear in Tacitus text, there were many vying to have the ear of the Emperor. <text:s/>Thus began an attitude by necessity, a persona that was forged by encounters with Nero and built up with Petronius' existing knowledge of the finer things in life. <text:s/>I believe Petronius, in order to maintain his high status and standing with Nero, was forced to channel his abilities into the lavish lifestyles under the threat of being eliminated by the Julio-Claudian regime. <text:s/>This would eventually happen however since his favor with the Emperor curried the jealousy of the Praetorian Prefect, and soon he would reflect on this lavish lifestyle he created and his book the Satyericon adds to this, as there are many times that this work pokes fun at the lavish banquet that Trimalchio hosts as a critique on Nero.</text:p>
          <text:p text:style-name="P1"/>
          <text:list>
            <text:list-header>
              <text:p text:style-name="P1">Question for Class:</text:p>
              <text:list>
                <text:list-header>
                  <text:p text:style-name="P1">Since Tacitus mentioned that Petronius was an expert on all things lavish, is it possible that Petronius himself was not forced into anything, or rather he just shifted his abilities to better gain a foothold in ancient Roman society? <text:s/>- tell me what you think about this</text:p>
                </text:list-header>
              </text:list>
            </text:list-header>
          </text:list>
          <text:p text:style-name="P1"/>
        </text:list-item>
        <text:list-item>
          <text:p text:style-name="P1">I have an issue with taking the Satyricon at face value because of a simple key factor. <text:s/>None of the historical accounts of the quote on quote “bad” emperors can be taken at face value, all of them, are written by sources with a clear stake in the argument and the accounts vilify some emperors to the extent of creating a false persona that everyone assumes to be real. <text:s/>Since this is the case we have to look at the Satyricon by analyzing the intricacies that Petronius uses to describe the banquet itself. <text:s/>Obviously since Petronius creates the most lavish and ostentatious party in his work I would say that there are parts of the text that are based in truth, where it was something that Petronius witnessed during one of Nero's banquets. <text:s/>This would make the account more based in reality, yet there is definitely a chance that the events are purely an exaggeration towards the events in Nero's court. <text:s/>As said before I'm sure there are some parts of the text that are based on an event that Petronius was a part of or a witness to. <text:s/></text:p>
        </text:list-item>
      </text:list>
      <text:p text:style-name="Standard"><text:tab/><text:tab/></text:p>
      <text:p text:style-name="Standard"><text:tab/><text:tab/>Question for Class:</text:p>
      <text:p text:style-name="Standard"><text:tab/><text:tab/><text:tab/>Do you agree with my conclusion about Petronius, was this work of the <text:tab/><text:tab/><text:tab/><text:tab/><text:tab/>Satyricon more truthful in it's accounts?</text:p>
      <text:p text:style-name="Standard"/>
      <text:p text:style-name="Standard"/>
      <text:list xml:id="list276453149" text:continue-numbering="true" text:style-name="L1">
        <text:list-item>
          <text:p text:style-name="P1">In this case I would say a little bit of both, clearly he is trying to poke fun at the lavish lifestyle that has been portrayed in this book, the fact that Petronius set up Trimalchio's banquet was to almost mirror that of the Roman Emperor at the time. <text:s/>However, there was a great deal of ridiculousness when it came to the event of the banquet and thus there is a scene that his is almost showing the reader how bad it can get if people continue to indulge themselves in debaucherous pleasures. <text:s/>Since these upper class folks will be the ones who are literate and have the time to read a work of literature from a scholar like Petronius, and thus there is a <text:soft-page-break/>degree of truth to the fact that he could have been trying to show the upper class who had gotten their hands on this work, what not to do with the riches they amassed, not to be over the top with their wealth as these were the actions of a Freedman in Trimalchio not the actions taken by the high society Roman elite. <text:s/>Also I think that Pertonius was also sending a message to the high class population to show them to what extent was the Emperor indulging in such base desires, in this case it poked fun at Nero himself and all those around him who lived lavishly without care. <text:s/></text:p>
        </text:list-item>
      </text:list>
      <text:p text:style-name="Standard"/>
      <text:p text:style-name="Standard"><text:tab/><text:tab/>Question for class: </text:p>
      <text:p text:style-name="Standard"><text:tab/><text:tab/><text:tab/>Since Trimalchio is a former slave, do you think Petronius made this <text:tab/><text:tab/><text:tab/><text:tab/><text:tab/>character this way on purpose, was he trying to comment on Nero and his court?</text:p>
      <text:p text:style-name="Standard"/>
      <text:list xml:id="list1743318576" text:continue-numbering="true" text:style-name="L1">
        <text:list-item>
          <text:p text:style-name="P1">The issue with Trimalchio really stems from the character that he is, a former slave that gained this freedom and also found his way to riches through questionable means. <text:s/>This figure itself would have been not a welcome guest among the Roman Elite however this is not only what makes the character quite peculiar. <text:s/>He flaunts his wealth with ostentatious showings and banquets as seen in the Satyricon. <text:s/>What's really wrong with him is that he almost thinks of himself a sort of god amongst the people at his banquet, however at the exact same time being heavily superstitious and having a clock counting down the days he has left accepting his own mortality. <text:s/>This duality, the fact that he wishes to be worshiped in a way yet he knows that his time is limited knowing clear and well that dead comes for him, so much so he stages a mock funeral during a dinner party. <text:s/>He has a clear obsession with death yet, to have wealth is one thing, he seems to care little of what his guests think as he is constantly rude to them. This is also strange as if he is so concerned about death, one would think he would be more kind to the people around him to ensure his amassed fortune was not mishandled during the date of his eventual funeral that he seemed a little too excited for. <text:s/>Death is not the end in some regards, with the proper wealth and means, a monument or a grave stone could be erected in order to remember the life of the dead. <text:s/>Since Trimalchio is a man of more than considerable means this is fully within the realm of possibility for him and thus it could be a new way for the people to praise him like a god, and he would not have to be alive for it. <text:s/>As it is mentioned before he also has this obsession with being the center of attention, and this can be another way to bring himself into the forefront, talk about his own demise. </text:p>
          <text:p text:style-name="P1"/>
          <text:p text:style-name="P1"/>
        </text:list-item>
        <text:list-item>
          <text:p text:style-name="P1">I would say yes, there is a sort of connection between the amount of wealth displayed and the idea of death. <text:s/>Trimalchio is looking to be remembered, as all men are during the years of Ancient Rome, and thus the more ostentatious he presents himself the moire people will remember that crazy freedman who invited them to lavish and extravagant parties. <text:s/>Without the heavy amount of wealth that Trimalchio flaunts all over his banquet, the chances of people remembering who this man was after he has died is in fact slim and none. <text:s/>The display of wealth is connected to how he wanted to be thought of by his so called peers, and this adds to the idea of death because these are the people who would in turn attend his actual funeral, not the mock one set up in the dining room. <text:s/>This would cause these people to remember Trimalchio if they had something from this friendship, a portion of the wealth, the estate, etc. There are a number of reasons people would remain friends with a very wealthy man regardless of his attitude towards his guest, and the fact they could possibly be in the will is a factor that has been discussed in earlier classes. <text:s/>I think there is some connection between the amount of wealth shown and the obsession with death, if the rich man is remembered by his guests there is a greater chance that he will be given an extravagant burial and thus be remembered forever for <text:soft-page-break/>his wealth and power. <text:s/></text:p>
          <text:p text:style-name="P1"/>
          <text:p text:style-name="P1"/>
        </text:list-item>
        <text:list-item>
          <text:p text:style-name="P1">What Trimalchio's dinner tells us about the Pagan funerary rights is to what extent the aristocrats would go in order to make sure they were given a proper burial by their surviving loved ones. <text:s/>This banquet we see in the Satryicon is vey similar to that of the banquets held for a funeral in the Roman culture, and thus this extravagant dinner could in some cases be a loose example of what a funerary banquet consisted of in the era of the Empire. <text:s/>The sheer extravagance of the event is a testament to how over the top these events could have been if the family was wealthy enough. <text:s/>However the reason for this extended sense of debauchery is to show a diluted version of the Roman elite at the time this work was formed. <text:s/>This was also a time where other religious sects began to join the forefront, Christianity was on the map during this time and it very well could have created this lavish example of a pagan funeral to critique what the events turned into when originally being meant to honor the dead, it turns into a game where everyone wants the favor of the host. What is also tells us is that having a proper pagan funeral was not about social standing, Trimalchio is a freedman and he is displaying all the workings of giving himself a proper Roman burial, showing that pagan burial practices were really available to those who had the money to afford it. <text:s/></text:p>
        </text:list-item>
      </text:list>
      <text:p text:style-name="Standard"/>
      <text:p text:style-name="Standard"><text:tab/><text:tab/>Question for class: do you Agree with my conclusion, is this a jab a pagan funeral rights <text:tab/><text:tab/>as they developed into the Era of the Empire?</text:p>
      <text:list xml:id="list90798958" text:continue-numbering="true" text:style-name="L1">
        <text:list-header>
          <text:p text:style-name="P1"/>
        </text:list-header>
        <text:list-item>
          <text:p text:style-name="P1">I would say it offers an additional look on Aristocratic funerals, not much of a change. <text:s/>The Romans were very aware of death and it being a natural part of life and so having these banquets and gatherings were all a part of the Roman funerary practices yet not to the extent we see in the Satyricon. <text:s/>However what we see in this text of the dinner is an extravagant look at the aristocracy and the Imperial class in Rome and how their funerals could have been or for this case Nero. <text:s/>This text gives us an almost personal look at the Roman Funerary practices during the era of the Empire. <text:s/>With the dinner itself being an over the top description of the possibility of how ridiculous the event could become, not that any funerals reached that level of debauchery. <text:s/>However this text is still very important to investigate because it gives such a close look at the funeral event itself, the text seems to solidify some rituals and some of the events that can take place during the funeral of a high ranking official or the Emperor. <text:s/>Since the text is very over the top and the funeral banquet I have a difficult time taking the text at face value and thus the text solidifies some aspects of the ancient Roman funerals that appear during the years of the Emperors. <text:s/></text:p>
        </text:list-item>
      </text:list>
      <text:p text:style-name="Standard"/>
      <text:p text:style-name="Standard"/>
      <text:p text:style-name="Standard">FINAL TAKE:</text:p>
      <text:p text:style-name="Standard"><text:tab/>In all honesty the text is a fun read, it brings in all the great parts of roman literature with a story that is also easy to follow. <text:s/>However the biggest issue I have with the text is that it really describes a Roman funeral in an over the top manner and thus it seems to be more of a criticism on Nero more than an extended look into the workings of the Roman funeral. <text:s/>Since there are many moments of debauchery and extrvagance, the text can be looked at as something that can give insight onto in Imperial funeral, but as far as funerary practices during the era of the Republic, I have a hard time taking the information in this book aty face value since there seems to be a great deal of it looks to be a critique of the reign of the Emperor Nero, and since Petronius had a first hand account of what was going on in Nero's court, I think we can gain a better idea of what went on during the reign of Nero rather than a general Roman funeral.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9:52:26</meta:creation-date>
    <dc:date>2017-11-20T13:28:35</dc:date>
    <meta:editing-duration>P5DT18H2M11S</meta:editing-duration>
    <meta:editing-cycles>12</meta:editing-cycles>
    <meta:generator>OpenOffice.org/3.4.1$Unix OpenOffice.org_project/341m1$Build-9593</meta:generator>
    <meta:document-statistic meta:table-count="0" meta:image-count="0" meta:object-count="0" meta:page-count="3" meta:paragraph-count="18" meta:word-count="2125" meta:character-count="11533"/>
  </office:meta>
</office:document-meta>
</file>